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402cm"/>
    </style:style>
    <style:style style:name="ro1" style:family="table-row">
      <style:table-row-properties style:row-height="2.43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a933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d8ce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d8ce"/>
    </style:style>
    <style:style style:name="ce11" style:family="table-cell" style:parent-style-name="Default" style:data-style-name="N0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" table:default-cell-style-name="ce7"/>
        <table:table-column table:style-name="co4" table:number-columns-repeated="63"/>
        <table:table-column table:style-name="co5" table:number-columns-repeated="16308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4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4" table:number-rows-spanned="1">
            <text:p>ID процессов A</text:p>
          </table:table-cell>
          <table:covered-table-cell table:number-columns-repeated="3"/>
          <table:table-cell office:value-type="string" calcext:value-type="string">
            <text:p>н</text:p>
          </table:table-cell>
          <table:table-cell office:value-type="string" calcext:value-type="string">
            <text:p>к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2];[.A:.H];8;0);VLOOKUP([.D2];[.A:.H];8;0);VLOOKUP([.E2];[.A:.H];8;0);VLOOKUP([.F2];[.A:.H];8;0))" office:value-type="float" office:value="0" calcext:value-type="float">
            <text:p>0</text:p>
          </table:table-cell>
          <table:table-cell table:formula="of:=[.B2]+[.G2]" office:value-type="float" office:value="7" calcext:value-type="float">
            <text:p>7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3];[.A:.H];8;0);VLOOKUP([.D3];[.A:.H];8;0);VLOOKUP([.E3];[.A:.H];8;0);VLOOKUP([.F3];[.A:.H];8;0))" office:value-type="float" office:value="0" calcext:value-type="float">
            <text:p>0</text:p>
          </table:table-cell>
          <table:table-cell table:formula="of:=[.B3]+[.G3]" office:value-type="float" office:value="10" calcext:value-type="float">
            <text:p>10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table:formula="of:=MAX(VLOOKUP([.C4];[.A:.H];8;0);VLOOKUP([.D4];[.A:.H];8;0);VLOOKUP([.E4];[.A:.H];8;0);VLOOKUP([.F4];[.A:.H];8;0))" office:value-type="float" office:value="0" calcext:value-type="float">
            <text:p>0</text:p>
          </table:table-cell>
          <table:table-cell table:style-name="ce11" table:formula="of:=[.B4]+[.G4]" office:value-type="float" office:value="6" calcext:value-type="float">
            <text:p>6</text:p>
          </table:table-cell>
          <table:table-cell table:style-name="ce11"/>
          <table:table-cell table:number-columns-repeated="3"/>
          <table:table-cell table:style-name="ce11" office:value-type="float" office:value="103" calcext:value-type="float">
            <text:p>103</text:p>
          </table:table-cell>
          <table:table-cell table:style-name="ce7" table:number-columns-repeated="16371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5];[.A:.H];8;0);VLOOKUP([.D5];[.A:.H];8;0);VLOOKUP([.E5];[.A:.H];8;0);VLOOKUP([.F5];[.A:.H];8;0))" office:value-type="float" office:value="0" calcext:value-type="float">
            <text:p>0</text:p>
          </table:table-cell>
          <table:table-cell table:formula="of:=[.B5]+[.G5]" office:value-type="float" office:value="18" calcext:value-type="float">
            <text:p>18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6];[.A:.H];8;0);VLOOKUP([.D6];[.A:.H];8;0);VLOOKUP([.E6];[.A:.H];8;0);VLOOKUP([.F6];[.A:.H];8;0))" office:value-type="float" office:value="10" calcext:value-type="float">
            <text:p>10</text:p>
          </table:table-cell>
          <table:table-cell table:formula="of:=[.B6]+[.G6]" office:value-type="float" office:value="22" calcext:value-type="float">
            <text:p>22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104" calcext:value-type="float">
            <text:p>104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7];[.A:.H];8;0);VLOOKUP([.D7];[.A:.H];8;0);VLOOKUP([.E7];[.A:.H];8;0);VLOOKUP([.F7];[.A:.H];8;0))" office:value-type="float" office:value="18" calcext:value-type="float">
            <text:p>18</text:p>
          </table:table-cell>
          <table:table-cell table:formula="of:=[.B7]+[.G7]" office:value-type="float" office:value="19" calcext:value-type="float">
            <text:p>19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8];[.A:.H];8;0);VLOOKUP([.D8];[.A:.H];8;0);VLOOKUP([.E8];[.A:.H];8;0);VLOOKUP([.F8];[.A:.H];8;0))" office:value-type="float" office:value="22" calcext:value-type="float">
            <text:p>22</text:p>
          </table:table-cell>
          <table:table-cell table:formula="of:=[.B8]+[.G8]" office:value-type="float" office:value="26" calcext:value-type="float">
            <text:p>26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9];[.A:.H];8;0);VLOOKUP([.D9];[.A:.H];8;0);VLOOKUP([.E9];[.A:.H];8;0);VLOOKUP([.F9];[.A:.H];8;0))" office:value-type="float" office:value="7" calcext:value-type="float">
            <text:p>7</text:p>
          </table:table-cell>
          <table:table-cell table:formula="of:=[.B9]+[.G9]" office:value-type="float" office:value="14" calcext:value-type="float">
            <text:p>14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108" calcext:value-type="float">
            <text:p>10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7" calcext:value-type="float">
            <text:p>107</text:p>
          </table:table-cell>
          <table:table-cell table:formula="of:=MAX(VLOOKUP([.C10];[.A:.H];8;0);VLOOKUP([.D10];[.A:.H];8;0);VLOOKUP([.E10];[.A:.H];8;0);VLOOKUP([.F10];[.A:.H];8;0))" office:value-type="float" office:value="26" calcext:value-type="float">
            <text:p>26</text:p>
          </table:table-cell>
          <table:table-cell table:formula="of:=[.B10]+[.G10]" office:value-type="float" office:value="35" calcext:value-type="float">
            <text:p>35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11];[.A:.H];8;0);VLOOKUP([.D11];[.A:.H];8;0);VLOOKUP([.E11];[.A:.H];8;0);VLOOKUP([.F11];[.A:.H];8;0))" office:value-type="float" office:value="26" calcext:value-type="float">
            <text:p>26</text:p>
          </table:table-cell>
          <table:table-cell table:formula="of:=[.B11]+[.G11]" office:value-type="float" office:value="29" calcext:value-type="float">
            <text:p>29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12];[.A:.H];8;0);VLOOKUP([.D12];[.A:.H];8;0);VLOOKUP([.E12];[.A:.H];8;0);VLOOKUP([.F12];[.A:.H];8;0))" office:value-type="float" office:value="35" calcext:value-type="float">
            <text:p>35</text:p>
          </table:table-cell>
          <table:table-cell table:formula="of:=[.B12]+[.G12]" office:value-type="float" office:value="41" calcext:value-type="float">
            <text:p>41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13];[.A:.H];8;0);VLOOKUP([.D13];[.A:.H];8;0);VLOOKUP([.E13];[.A:.H];8;0);VLOOKUP([.F13];[.A:.H];8;0))" office:value-type="float" office:value="35" calcext:value-type="float">
            <text:p>35</text:p>
          </table:table-cell>
          <table:table-cell table:formula="of:=[.B13]+[.G13]" office:value-type="float" office:value="43" calcext:value-type="float">
            <text:p>43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110" calcext:value-type="float">
            <text:p>110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string" calcext:value-type="string">
            <text:p>0</text:p>
          </table:table-cell>
          <table:table-cell table:formula="of:=MAX(VLOOKUP([.C14];[.A:.H];8;0);VLOOKUP([.D14];[.A:.H];8;0);VLOOKUP([.E14];[.A:.H];8;0);VLOOKUP([.F14];[.A:.H];8;0))" office:value-type="float" office:value="46" calcext:value-type="float">
            <text:p>46</text:p>
          </table:table-cell>
          <table:table-cell table:formula="of:=[.B14]+[.G14]" office:value-type="float" office:value="54" calcext:value-type="float">
            <text:p>54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1" calcext:value-type="float">
            <text:p>111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table:formula="of:=MAX(VLOOKUP([.C15];[.A:.H];8;0);VLOOKUP([.D15];[.A:.H];8;0);VLOOKUP([.E15];[.A:.H];8;0);VLOOKUP([.F15];[.A:.H];8;0))" office:value-type="float" office:value="46" calcext:value-type="float">
            <text:p>46</text:p>
          </table:table-cell>
          <table:table-cell table:style-name="ce11" table:formula="of:=[.B15]+[.G15]" office:value-type="float" office:value="66" calcext:value-type="float">
            <text:p>66</text:p>
          </table:table-cell>
          <table:table-cell table:style-name="ce11"/>
          <table:table-cell table:number-columns-repeated="4"/>
          <table:table-cell table:style-name="ce7" table:number-columns-repeated="1637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" calcext:value-type="float">
            <text:p>11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3" table:style-name="ce10" office:value-type="string" calcext:value-type="string">
            <text:p>0</text:p>
          </table:table-cell>
          <table:table-cell table:formula="of:=MAX(VLOOKUP([.C16];[.A:.H];8;0);VLOOKUP([.D16];[.A:.H];8;0);VLOOKUP([.E16];[.A:.H];8;0);VLOOKUP([.F16];[.A:.H];8;0))" office:value-type="float" office:value="35" calcext:value-type="float">
            <text:p>35</text:p>
          </table:table-cell>
          <table:table-cell table:formula="of:=[.B16]+[.G16]" office:value-type="float" office:value="46" calcext:value-type="float">
            <text:p>46</text:p>
          </table:table-cell>
          <table:table-cell table:number-columns-repeated="5"/>
          <table:table-cell table:style-name="ce7" table:number-columns-repeated="16371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table:formula="of:=MAX(VLOOKUP([.C17];[.A:.H];8;0);VLOOKUP([.D17];[.A:.H];8;0);VLOOKUP([.E17];[.A:.H];8;0);VLOOKUP([.F17];[.A:.H];8;0))" office:value-type="float" office:value="54" calcext:value-type="float">
            <text:p>54</text:p>
          </table:table-cell>
          <table:table-cell table:style-name="ce11" table:formula="of:=[.B17]+[.G17]" office:value-type="float" office:value="60" calcext:value-type="float">
            <text:p>60</text:p>
          </table:table-cell>
          <table:table-cell table:style-name="ce11"/>
          <table:table-cell table:number-columns-repeated="4"/>
          <table:table-cell table:style-name="ce7" table:number-columns-repeated="16371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table:formula="of:=MAX(VLOOKUP([.C18];[.A:.H];8;0);VLOOKUP([.D18];[.A:.H];8;0);VLOOKUP([.E18];[.A:.H];8;0);VLOOKUP([.F18];[.A:.H];8;0))" office:value-type="float" office:value="54" calcext:value-type="float">
            <text:p>54</text:p>
          </table:table-cell>
          <table:table-cell table:style-name="ce11" table:formula="of:=[.B18]+[.G18]" office:value-type="float" office:value="64" calcext:value-type="float">
            <text:p>64</text:p>
          </table:table-cell>
          <table:table-cell table:style-name="ce11"/>
          <table:table-cell table:number-columns-repeated="4"/>
          <table:table-cell table:style-name="ce7" table:number-columns-repeated="16371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table:style-name="ce7" table:number-columns-repeated="16371"/>
        </table:table-row>
        <table:table-row table:style-name="ro3" table:number-rows-repeated="1048556">
          <table:table-cell table:number-columns-repeated="13"/>
          <table:table-cell table:style-name="ce7" table:number-columns-repeated="16371"/>
        </table:table-row>
        <table:table-row table:style-name="ro3">
          <table:table-cell table:number-columns-repeated="13"/>
          <table:table-cell table:style-name="ce7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  <meta:initial-creator>HP</meta:initial-creator>
    <meta:creation-date>2022-07-26T06:42:39Z</meta:creation-date>
    <dc:date>2025-12-12T20:03:51.955333823</dc:date>
    <meta:editing-duration>PT13M53S</meta:editing-duration>
    <meta:editing-cycles>1</meta:editing-cycles>
    <meta:document-statistic meta:table-count="1" meta:cell-count="144" meta:object-count="0"/>
  </office:meta>
</office:document-meta>
</file>